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6.591cm" table:align="left"/>
    </style:style>
    <style:style style:name="Tableau1.A" style:family="table-column">
      <style:table-column-properties style:column-width="16.59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9.394cm" table:align="left"/>
    </style:style>
    <style:style style:name="Tableau2.A" style:family="table-column">
      <style:table-column-properties style:column-width="9.394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4.738cm" table:align="left"/>
    </style:style>
    <style:style style:name="Tableau3.A" style:family="table-column">
      <style:table-column-properties style:column-width="4.738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style:font-name="monospace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Preformatted_20_Text">
      <style:paragraph-properties fo:margin-top="0cm" fo:margin-bottom="0.499cm"/>
      <style:text-properties style:font-name="monospace"/>
    </style:style>
    <style:style style:name="T1" style:family="text">
      <style:text-properties style:font-name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Where are the MIB files ?</text:h>
      <text:p text:style-name="Text_20_body">I’m in the middle of upgrading old servers but it was just only yesterday that I found Ubuntu 12.04 didn’t install the MIB files. Even if you install the SNMP applications. It was really strange to launch <text:span text:style-name="Source_20_Text">tkmib</text:span> and just see a couple of nodes.</text:p>
      <text:p text:style-name="Text_20_body">The explanation is simple. Just check the preamble of <text:span text:style-name="Source_20_Text">/etc/snmp/snmp.conf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#</text:p>
            <text:p text:style-name="P1"># As the snmp packages come without MIB files due to license reasons, loading</text:p>
            <text:p text:style-name="P1"># of MIBs is disabled by default. If you added the MIBs you can reenable</text:p>
            <text:p text:style-name="P1"># loaging them by commenting out the following line.</text:p>
            <text:p text:style-name="P3">mibs :</text:p>
          </table:table-cell>
        </table:table-row>
      </table:table>
      <text:h text:style-name="Heading_20_2" text:outline-level="2">Sure, but how can I install them ?</text:h>
      <text:p text:style-name="Text_20_body">Fortunately there is a package to deal with that.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$ sudo apt-get install snmp-mibs-downloader</text:p>
          </table:table-cell>
        </table:table-row>
      </table:table>
      <text:p text:style-name="Text_20_body">It will download the IETF MIB files and install them under the usual <text:span text:style-name="Source_20_Text">/usr/share/mibs/</text:span></text:p>
      <text:p text:style-name="Text_20_body">If for any reason you don’t see it happen force it with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"><text:s/><text:span text:style-name="T1">$ sudo download-mibs</text:span></text:p>
          </table:table-cell>
        </table:table-row>
      </table:table>
      <text:p text:style-name="Text_20_body">You can repeat this command later to update any new MIB file.</text:p>
      <text:h text:style-name="Heading_20_2" text:outline-level="2">Let’s rock’n'roll</text:h>
      <text:p text:style-name="Text_20_body">Well, almost. At this time your tools still won’t work correctly. Just remember the text on <text:span text:style-name="Source_20_Text">/etc/snmp/snmp.conf</text:span>. You have to comment out the <text:span text:style-name="Source_20_Text">mibs :</text:span> line! Now everything is by the book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Source_20_Text" style:display-name="Source Text" style:family="text">
      <style:text-properties style:font-name="Droid Sans Mono" style:font-name-asian="Droid Sans Fallback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ick </meta:initial-creator>
    <meta:creation-date>2014-02-18T21:30:58</meta:creation-date>
    <dc:date>2014-02-18T21:31:47</dc:date>
    <dc:creator>Pierrick </dc:creator>
    <meta:editing-duration>P0D</meta:editing-duration>
    <meta:editing-cycles>1</meta:editing-cycles>
    <meta:document-statistic meta:table-count="3" meta:image-count="0" meta:object-count="0" meta:page-count="1" meta:paragraph-count="17" meta:word-count="199" meta:character-count="1098" meta:non-whitespace-character-count="914"/>
    <meta:generator>LibreOffice/3.5$Linux_X86_64 LibreOffice_project/350m1$Build-2</meta:generator>
  </office:meta>
</office:document-meta>
</file>